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style:writing-mode="lr-tb"/>
      <style:text-properties style:font-name="Frutiger Light Condensed"/>
    </style:style>
    <style:style style:name="P7" style:family="paragraph">
      <style:paragraph-properties fo:text-align="start" style:writing-mode="lr-tb"/>
      <style:text-properties style:font-name="Frutiger Light Condensed"/>
    </style:style>
    <style:style style:name="P8" style:family="paragraph">
      <style:paragraph-properties style:writing-mode="lr-tb"/>
      <style:text-properties fo:color="#c9211e"/>
    </style:style>
    <style:style style:name="T1" style:family="text">
      <style:text-properties style:font-name="Frutiger Light Condensed"/>
    </style:style>
    <style:style style:name="T2" style:family="text">
      <style:text-properties fo:color="#c921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Images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3">Display devic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Rendered images are shown on display device</text:p>
              </text:list-item>
              <text:list-item>
                <text:p>Display devices are adapted for showing raster images – arrays of pixels</text:p>
              </text:list-item>
              <text:list-item>
                <text:p>Display devices are limited in:</text:p>
                <text:list>
                  <text:list-item>
                    <text:p>Resolution (number of pixels)</text:p>
                  </text:list-item>
                  <text:list-item>
                    <text:p>Brightness (intensity)</text:p>
                  </text:list-item>
                  <text:list-item>
                    <text:p>Contrast</text:p>
                  </text:list-item>
                  <text:list-item>
                    <text:p>Color (gamut)</text:p>
                  </text:list-item>
                </text:list>
              </text:list-item>
              <text:list-item>
                <text:p>Rendered images may contain values which can not be directly shown on display device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rames per second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Number of rendered images per second:</text:p>
                <text:list>
                  <text:list-item>
                    <text:p>Real-time graphics</text:p>
                  </text:list-item>
                  <text:list-item>
                    <text:p>Interactive graphics</text:p>
                  </text:list-item>
                  <text:list-item>
                    <text:p>Offline graphic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3">Reconstructing image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Final image is reconstructed from samples per pixel</text:p>
                <text:list>
                  <text:list-item>
                    <text:p>TOD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3">Storing image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Storing the rendered images</text:p>
              </text:list-item>
              <text:list-item>
                <text:p>Rendered images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3">Two main types of image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aster images</text:p>
              </text:list-item>
              <text:list-item>
                <text:p>Vector imag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><text:span text:style-name="T1">Vector images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Shapes in vector image are analytical defined </text:span></text:p>
              </text:list-item>
              <text:list-item>
                <text:p><text:span text:style-name="T1">To display an image, rendering is performed to evaluate analytically defines shapes on raster display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 text:style-name="P3"><text:span text:style-name="T1">Raster images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Raster images are made of array of pixels.</text:span></text:p>
              </text:list-item>
              <text:list-item>
                <text:p><text:span text:style-name="T1">Each pixel contains one color</text:span></text:p>
              </text:list-item>
              <text:list-item>
                <text:p><text:span text:style-name="T1">Discrete representat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 text:style-name="P3"><text:span text:style-name="T1">Image buffer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Rendering algorithm uses virtual camera which defines film information</text:span></text:p>
              </text:list-item>
              <text:list-item>
                <text:p><text:span text:style-name="T1">Film is in fact raster image → it contains array of pixels also called image buffer.</text:span></text:p>
              </text:list-item>
              <text:list-item>
                <text:p><text:span text:style-name="T1">Rendering of each pixel produces a raster imag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 text:style-name="P3"><text:span text:style-name="T1">Raster image display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Rendering results in raster image where each pixel has certain color</text:span></text:p>
              </text:list-item>
              <text:list-item>
                <text:p><text:span text:style-name="T1">Due to display devices, using “original” pixel values is sometimes not desired due to limitations</text:span></text:p>
              </text:list-item>
              <text:list-item>
                <text:p><text:span text:style-name="T1">Remapping of colorspace is often done to achieve correct display</text:span></text:p>
              </text:list-item>
              <text:list-item>
                <text:p><text:span text:style-name="T1">Gamut plays an important role</text:span></text:p>
              </text:list-item>
              <text:list-item>
                <text:p><text:span text:style-name="T1">TODO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 text:style-name="P3"><text:span text:style-name="T1">Linear vs sRGB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All color information that renderer uses (e.g., image texture of diffuse material component) must be linear → all computations are done in linear colorspace</text:span></text:p>
              </text:list-item>
              <text:list-item>
                <text:p><text:span text:style-name="T1">After rendering, certain post-processing such as tone mapping can be applied to modify the colorspace</text:span></text:p>
              </text:list-item>
              <text:list-item>
                <text:p><text:span text:style-name="T1">One such popular modification is gamma which converts linear to sRGB.</text:span></text:p>
              </text:list-item>
              <text:list-item>
                <text:p><text:span text:style-name="T1">TODO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 text:style-name="P3"><text:span text:style-name="T1">Raster image file formats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Popular raster image file formats are JPG, PNG, TIFF, etc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Texture image compression<text:tab/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RTR 6.2.6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cene to screen</text:p>
          </draw:text-box>
        </draw:frame>
        <draw:frame presentation:style-name="pr4" draw:text-style-name="P8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RTR <text:s/>8.2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5T08:16:23.183873625</meta:creation-date>
    <meta:generator>LibreOffice/6.4.7.2$Linux_X86_64 LibreOffice_project/40$Build-2</meta:generator>
    <dc:date>2022-12-11T08:55:54.850328090</dc:date>
    <meta:editing-duration>PT47M13S</meta:editing-duration>
    <meta:editing-cycles>11</meta:editing-cycles>
    <meta:document-statistic meta:object-count="77"/>
  </office:meta>
</office:document-meta>
</file>